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070C0000001A0000001A2771F26BEF6B368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top="0cm" fo:margin-bottom="0.353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onsolas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.353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style:text-underline-style="none" fo:font-weight="normal" officeooo:paragraph-rsid="0003130e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style:text-underline-style="none" fo:font-weight="normal" officeooo:rsid="00007b74" officeooo:paragraph-rsid="0003130e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end" style:justify-single-word="false"/>
      <style:text-properties style:font-name="Times new roman" fo:font-size="14pt" style:text-underline-style="none" fo:font-weight="normal" officeooo:rsid="00007b74" officeooo:paragraph-rsid="0003130e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end" style:justify-single-word="false"/>
      <style:text-properties style:font-name="Times new roman" fo:font-size="14pt" style:text-underline-style="none" fo:font-weight="normal" officeooo:paragraph-rsid="0003130e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style:text-blinking="false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onsolas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style:text-underline-style="none" fo:font-weight="normal" officeooo:paragraph-rsid="0003130e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style:text-underline-style="none" fo:font-weight="normal" officeooo:rsid="00007b74" officeooo:paragraph-rsid="0003130e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3130e" style:text-blinking="false" fo:background-color="transparent" style:font-size-asian="14pt" style:font-weight-asian="normal" style:font-size-complex="14pt" style:font-weight-complex="normal"/>
    </style:style>
    <style:style style:name="T1" style:family="text">
      <style:text-properties fo:font-style="normal"/>
    </style:style>
    <style:style style:name="T2" style:family="text">
      <style:text-properties officeooo:rsid="00007b74"/>
    </style:style>
    <style:style style:name="T3" style:family="text">
      <style:text-properties officeooo:rsid="00071704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officeooo:rsid="00007b74" style:text-blinking="false" fo:background-color="transparent" loext:char-shading-value="0"/>
    </style:style>
    <style:style style:name="T6" style:family="text">
      <style:text-properties officeooo:rsid="0003130e"/>
    </style:style>
    <style:style style:name="T7" style:family="text">
      <style:text-properties fo:font-weight="bold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ОБРНАУКИ РОССИИ</text:p>
      <text:p text:style-name="P12">Федеральное государственное бюджетное образовательное учреждение высшего профессионального образования</text:p>
      <text:p text:style-name="P12">НИЖЕГОРОДСКИЙ ГОСУДАРСТВЕННЫЙ ТЕХНИЧЕСКИЙ</text:p>
      <text:p text:style-name="P12">УНИВЕРСИТЕТ им. Р.Е.АЛЕКСЕЕВА</text:p>
      <text:p text:style-name="P5"/>
      <text:p text:style-name="P13"> <text:span text:style-name="T1">Институт радиоэлектроники и информационных технологий</text:span></text:p>
      <text:p text:style-name="P12">Кафедра информатики и систем управления</text:p>
      <text:p text:style-name="P5"><text:span text:style-name="T2">Отчет по дисциплине «Защита информации»</text:span></text:p>
      <text:p text:style-name="P6"><text:span text:style-name="T6">Четвертая</text:span> лабораторная работа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5">Руководитель</text:span><text:span text:style-name="T4">:</text:span></text:p>
      <text:p text:style-name="P15"><text:span text:style-name="T4">Шагалова П.А.</text:span></text:p>
      <text:p text:style-name="P7">Студенты:</text:p>
      <text:p text:style-name="P7">Шунин К.М.</text:p>
      <text:p text:style-name="P7">Бабинова М.В.</text:p>
      <text:p text:style-name="P16">Группа:</text:p>
      <text:p text:style-name="P7">16-В-2</text:p>
      <text:p text:style-name="P8"/>
      <text:p text:style-name="P8"/>
      <text:p text:style-name="P8"/>
      <text:p text:style-name="P1">Нижний Новгород 2018</text:p>
      <text:p text:style-name="P4">Немного теории:</text:p>
      <text:p text:style-name="P2">LSB (Least Significant Bit, наименьший значащий бит (НЗБ)) — суть этого метода заключается в замене последних значащих битов в контейнере (изображения, аудио или видеозаписи) на биты скрываемого сообщения. Разница между пустым и заполненным контейнерами должна быть не ощутима для органов восприятия человека. </text:p>
      <text:p text:style-name="P9">Суть метода заключается в следующем: Допустим, имеется 8-битное изображение в градациях серого. 00h (00000000b) обозначает чёрный цвет, FFh (11111111b) — белый. Всего имеется 256 градаций ( <draw:frame draw:style-name="fr1" draw:name="Изображение1" text:anchor-type="as-char" svg:width="0.041cm" svg:height="0.041cm" draw:z-index="0"><draw:image xlink:href="Pictures/1000070C0000001A0000001A2771F26BEF6B3687.svg" xlink:type="simple" xlink:show="embed" xlink:actuate="onLoad" loext:mime-type="image/svg+xml"/><draw:image xlink:href="Pictures/10000201000000010000000108093F3507420144.png" xlink:type="simple" xlink:show="embed" xlink:actuate="onLoad"/><svg:title>2^{8}</svg:title></draw:frame>). Также предположим, что сообщение состоит из 1 байта — например, 01101011b. При использовании 2 младших бит в описаниях пикселей, нам потребуется 4 пикселя. Допустим, они чёрного цвета. Тогда пиксели, содержащие скрытое сообщение, будут выглядеть следующим образом: 00000001 00000010 00000010 00000011. Тогда цвет пикселей изменится: первого — на 1/255, второго и третьего — на 2/255 и четвёртого — на 3/255. Такие градации, мало того, что незаметны для человека, могут вообще не отобразиться при использовании низкокачественных устройств вывода. </text:p>
      <text:p text:style-name="P10">Код программы:</text:p>
      <text:p text:style-name="P11">"""</text:p>
      <text:p text:style-name="P11">NNSTU IRIT 16-V-2</text:p>
      <text:p text:style-name="P11">Student: Shunin Kirill</text:p>
      <text:p text:style-name="P11">14 10 2019</text:p>
      <text:p text:style-name="P11">"""</text:p>
      <text:p text:style-name="P11">from PIL import Image, ImageDraw </text:p>
      <text:p text:style-name="P11">from random import randint</text:p>
      <text:p text:style-name="P11">from re import findall</text:p>
      <text:p text:style-name="P11">#шифруемое сообщение</text:p>
      <text:p text:style-name="P11">message = 'Hello, my name is Kirill'</text:p>
      <text:p text:style-name="P11">#функция кодирования сообщения в картинку</text:p>
      <text:p text:style-name="P11">def stega_encode():</text:p>
      <text:p text:style-name="P11"><text:tab/>img = Image.open('original.jpg')</text:p>
      <text:p text:style-name="P11"><text:tab/>draw = ImageDraw.Draw(img)</text:p>
      <text:p text:style-name="P11"><text:soft-page-break/><text:tab/>width = img.size[0]</text:p>
      <text:p text:style-name="P11"><text:tab/>height = img.size[1]</text:p>
      <text:p text:style-name="P11"><text:tab/>pix = img.load()</text:p>
      <text:p text:style-name="P11"><text:tab/>f = open('keys.txt','w')</text:p>
      <text:p text:style-name="P11"/>
      <text:p text:style-name="P11"><text:tab/>for elem in ([ord(elem) for elem in message]):</text:p>
      <text:p text:style-name="P11"><text:tab/><text:tab/>key = (randint(1,width-10),randint(1,height-10))</text:p>
      <text:p text:style-name="P11"><text:tab/><text:tab/>g, b = pix[key][1:3]</text:p>
      <text:p text:style-name="P11"><text:tab/><text:tab/>draw.point(key, (elem,g , b))<text:tab/><text:tab/><text:tab/><text:tab/><text:tab/><text:tab/><text:tab/><text:tab/><text:tab/><text:tab/><text:tab/><text:tab/><text:tab/><text:tab/></text:p>
      <text:p text:style-name="P11"><text:tab/><text:tab/>f.write(str(key)+'\n')<text:tab/><text:tab/><text:tab/><text:tab/><text:tab/><text:tab/><text:tab/><text:tab/></text:p>
      <text:p text:style-name="P11"><text:tab/>img.save('encoded.png', 'PNG')</text:p>
      <text:p text:style-name="P11"><text:tab/>f.close()</text:p>
      <text:p text:style-name="P11">#функция дешифрации из картинки по ключу</text:p>
      <text:p text:style-name="P11">def stega_decode():</text:p>
      <text:p text:style-name="P11"><text:tab/></text:p>
      <text:p text:style-name="P11"><text:tab/>a = []<text:tab/><text:tab/><text:tab/><text:tab/><text:tab/><text:tab/> <text:s text:c="3"/></text:p>
      <text:p text:style-name="P11"><text:tab/>keys = []</text:p>
      <text:p text:style-name="P11"><text:tab/>img = Image.open('encoded.png')<text:tab/><text:tab/><text:tab/><text:tab/></text:p>
      <text:p text:style-name="P11"><text:tab/>pix = img.load()</text:p>
      <text:p text:style-name="P11"><text:tab/>f = open('keys.txt','r')</text:p>
      <text:p text:style-name="P11"><text:tab/>y = str([line.strip() for line in f])<text:tab/><text:tab/><text:tab/><text:tab/></text:p>
      <text:p text:style-name="P11"><text:tab/><text:tab/><text:tab/><text:tab/><text:tab/><text:tab/><text:tab/><text:tab/><text:tab/><text:tab/><text:tab/><text:tab/><text:tab/><text:tab/><text:tab/></text:p>
      <text:p text:style-name="P11"><text:tab/>for i in range(len(findall(r'\((\d+)\,',y))):</text:p>
      <text:p text:style-name="P11"><text:tab/><text:tab/>keys.append((int(findall(r'\((\d+)\,',y)[i]),int(findall(r'\,\s(\d+)\)',y)[i]))) <text:tab/></text:p>
      <text:p text:style-name="P11"><text:tab/>for key in keys:</text:p>
      <text:p text:style-name="P11"><text:tab/><text:tab/>a.append(pix[tuple(key)][0])<text:tab/><text:tab/><text:tab/><text:tab/><text:tab/><text:tab/><text:tab/></text:p>
      <text:p text:style-name="P11"><text:tab/>return ''.join([chr(elem) for elem in a])</text:p>
      <text:p text:style-name="P11"/>
      <text:p text:style-name="P11"><text:soft-page-break/>stega_encode()</text:p>
      <text:p text:style-name="P11">print(stega_decode())</text:p>
      <text:p text:style-name="P3">Так как алгоритм неустойчив к любым шумам в фото, не вижу смысла приводить фотографию в качестве реализации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43:28.617490498</meta:creation-date>
    <dc:date>2019-10-30T11:44:02.031135470</dc:date>
    <meta:editing-duration>PT3S</meta:editing-duration>
    <meta:editing-cycles>1</meta:editing-cycles>
    <meta:document-statistic meta:table-count="0" meta:image-count="1" meta:object-count="0" meta:page-count="4" meta:paragraph-count="63" meta:word-count="337" meta:character-count="2750" meta:non-whitespace-character-count="2369"/>
    <meta:generator>LibreOffice/6.0.7.3$Linux_X86_64 LibreOffice_project/00m0$Build-3</meta:generator>
  </office:meta>
</office:document-meta>
</file>